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9.791cm" fo:margin-left="0.018cm" fo:margin-top="0cm" fo:margin-bottom="0cm" table:align="left" style:writing-mode="page"/>
    </style:style>
    <style:style style:name="Table1.A" style:family="table-column">
      <style:table-column-properties style:column-width="1.877cm"/>
    </style:style>
    <style:style style:name="Table1.B" style:family="table-column">
      <style:table-column-properties style:column-width="1.429cm"/>
    </style:style>
    <style:style style:name="Table1.C" style:family="table-column">
      <style:table-column-properties style:column-width="1.455cm"/>
    </style:style>
    <style:style style:name="Table1.D" style:family="table-column">
      <style:table-column-properties style:column-width="1.589cm"/>
    </style:style>
    <style:style style:name="Table1.E" style:family="table-column">
      <style:table-column-properties style:column-width="1.136cm"/>
    </style:style>
    <style:style style:name="Table1.F" style:family="table-column">
      <style:table-column-properties style:column-width="1.931cm"/>
    </style:style>
    <style:style style:name="Table1.G" style:family="table-column">
      <style:table-column-properties style:column-width="2.092cm"/>
    </style:style>
    <style:style style:name="Table1.H" style:family="table-column">
      <style:table-column-properties style:column-width="2.302cm"/>
    </style:style>
    <style:style style:name="Table1.I" style:family="table-column">
      <style:table-column-properties style:column-width="1.508cm"/>
    </style:style>
    <style:style style:name="Table1.J" style:family="table-column">
      <style:table-column-properties style:column-width="4.471cm"/>
    </style:style>
    <style:style style:name="Table1.1" style:family="table-row">
      <style:table-row-properties style:min-row-height="0.002cm" fo:keep-together="auto"/>
    </style:style>
    <style:style style:name="Table1.A1" style:family="table-cell">
      <style:table-cell-properties style:vertical-align="" fo:background-color="#ffffff" fo:padding-left="0.176cm" fo:padding-right="0.176cm" fo:padding-top="0cm" fo:padding-bottom="0cm" fo:border="1pt solid #000000">
        <style:background-image/>
      </style:table-cell-properties>
    </style:style>
    <style:style style:name="Table1.20" style:family="table-row">
      <style:table-row-properties style:min-row-height="1.559cm" fo:keep-together="auto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fo:color="#000000" loext:opacity="100%" style:font-name="Arial" fo:font-size="8pt" fo:letter-spacing="normal" fo:background-color="transparent" style:font-name-asian="Arial2" style:font-size-asian="8pt" style:font-name-complex="Arial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rsid="0016ab01" officeooo:paragraph-rsid="0016ab01"/>
    </style:style>
    <style:style style:name="T1" style:family="text">
      <style:text-properties fo:color="#000000" loext:opacity="10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2" style:family="text">
      <style:text-properties fo:color="#000000" loext:opacity="100%" style:font-name="Arial" fo:font-size="8pt" fo:letter-spacing="normal" officeooo:rsid="0016ab01" fo:background-color="transparent" loext:char-shading-value="0" style:font-name-asian="Arial2" style:font-size-asian="8pt" style:font-name-complex="Arial2"/>
    </style:style>
    <style:style style:name="T3" style:family="text">
      <style:text-properties fo:letter-spacing="normal" fo:background-color="transparent" loext:char-shading-value="0"/>
    </style:style>
    <style:style style:name="T4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5" style:family="text">
      <style:text-properties style:use-window-font-color="true" loext:opacity="0%" style:font-name="Arial" fo:font-size="8pt" fo:letter-spacing="normal" fo:background-color="transparent" loext:char-shading-value="0" style:font-name-asian="Arial2" style:font-size-asian="8pt" style:font-name-complex="Arial2"/>
    </style:style>
    <style:style style:name="T6" style:family="text">
      <style:text-properties style:use-window-font-color="true" loext:opacity="0%" style:font-name="Arial" fo:font-size="8pt" fo:letter-spacing="normal" officeooo:rsid="0016ab01" fo:background-color="transparent" loext:char-shading-value="0" style:font-name-asian="Arial2" style:font-size-asian="8pt" style:font-name-complex="Arial2"/>
    </style:style>
    <style:style style:name="T7" style:family="text">
      <style:text-properties style:use-window-font-color="true" loext:opacity="0%" fo:letter-spacing="normal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hilosophy:</text:span><text:span text:style-name="T1"/></text:p>
      <text:p text:style-name="P1" loext:marker-style-name="T1"><text:span text:style-name="T1">Mods are divided between offensive, defensive, and generic<text:line-break/>Weapons have all offensive mods<text:line-break/>Gloves and rings have all generic and some offensive mods</text:span><text:span text:style-name="T1"/></text:p>
      <text:p text:style-name="P1" loext:marker-style-name="T1"><text:span text:style-name="T1">Armor have all defensive mods</text:span><text:span text:style-name="T1"/></text:p>
      <text:p text:style-name="P1" loext:marker-style-name="T1"><text:span text:style-name="T1">Helmet and amulet have all generic and some defensive mods</text:span><text:span text:style-name="T1"/></text:p>
      <text:p text:style-name="P1" loext:marker-style-name="T1"><text:span text:style-name="T1">Boots have more “evasive” mods</text:span><text:span text:style-name="T1"/></text:p>
      <text:p text:style-name="P1" loext:marker-style-name="T1"><text:span text:style-name="T1">Shields have block related defensive mods</text:span><text:span text:style-name="T1"/></text:p>
      <text:p text:style-name="P2" loext:marker-style-name="T1"/>
      <text:p text:style-name="P1" loext:marker-style-name="T1"><text:span text:style-name="T1">Values shown as x/x represent the value split for heavy weapons (light and mid share)</text:span><text:span text:style-name="T1"/></text:p>
      <text:p text:style-name="P2" loext:marker-style-name="T1"/>
      <text:p text:style-name="P1" loext:marker-style-name="T1"><text:span text:style-name="T1">Unique items should have a Rar2 and Rar1 mods, as well as a UNIQUE mod that makes them stand out. Hopefully this makes them useful in their niche as a more versatile tool, but weaker in specific than a rar4 item</text:span><text:span text:style-name="T1"/></text:p>
      <text:p text:style-name="P2" loext:marker-style-name="T1"/>
      <text:p text:style-name="P1" loext:marker-style-name="T1"><text:span text:style-name="T1">Rarity determines the minimum c.level an item can start dropping. At higher levels we COULD cull lower rarities, maybe</text:span><text:span text:style-name="T1"/></text:p>
      <text:p text:style-name="P2" loext:marker-style-name="T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 loext:marker-style-name="T3"><text:span text:style-name="T1">Property</text:span><text:span text:style-name="T1"/></text:p>
          </table:table-cell>
          <table:table-cell table:style-name="Table1.A1" office:value-type="string">
            <text:p text:style-name="P1" loext:marker-style-name="T3"><text:span text:style-name="T1">Rarity 1</text:span><text:span text:style-name="T1"/></text:p>
          </table:table-cell>
          <table:table-cell table:style-name="Table1.A1" office:value-type="string">
            <text:p text:style-name="P1" loext:marker-style-name="T3"><text:span text:style-name="T1">Rarity 2</text:span><text:span text:style-name="T1"/></text:p>
          </table:table-cell>
          <table:table-cell table:style-name="Table1.A1" office:value-type="string">
            <text:p text:style-name="P1" loext:marker-style-name="T3"><text:span text:style-name="T1">Rarity 3</text:span><text:span text:style-name="T1"/></text:p>
          </table:table-cell>
          <table:table-cell table:style-name="Table1.A1" office:value-type="string">
            <text:p text:style-name="P1" loext:marker-style-name="T3"><text:span text:style-name="T1">Rarity 4</text:span><text:span text:style-name="T1"/></text:p>
          </table:table-cell>
          <table:table-cell table:style-name="Table1.A1" office:value-type="string">
            <text:p text:style-name="P1" loext:marker-style-name="T3"><text:span text:style-name="T1">Slots</text:span><text:span text:style-name="T1"/></text:p>
          </table:table-cell>
          <table:table-cell table:style-name="Table1.A1" office:value-type="string">
            <text:p text:style-name="P1" loext:marker-style-name="T3"><text:span text:style-name="T1">Name 1</text:span><text:span text:style-name="T1"/></text:p>
          </table:table-cell>
          <table:table-cell table:style-name="Table1.A1" office:value-type="string">
            <text:p text:style-name="P1" loext:marker-style-name="T3"><text:span text:style-name="T1">Name 2</text:span><text:span text:style-name="T1"/></text:p>
          </table:table-cell>
          <table:table-cell table:style-name="Table1.A1" office:value-type="string">
            <text:p text:style-name="P1" loext:marker-style-name="T3"><text:span text:style-name="T1">Name 3</text:span><text:span text:style-name="T1"/></text:p>
          </table:table-cell>
          <table:table-cell table:style-name="Table1.A1" office:value-type="string">
            <text:p text:style-name="P1" loext:marker-style-name="T3"><text:span text:style-name="T1">Name 4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Strength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1"/></text:p>
          </table:table-cell>
          <table:table-cell table:style-name="Table1.A1" office:value-type="string">
            <text:p text:style-name="P1" loext:marker-style-name="T3"><text:span text:style-name="T1">+2</text:span><text:span text:style-name="T1"/></text:p>
          </table:table-cell>
          <table:table-cell table:style-name="Table1.A1" office:value-type="string">
            <text:p text:style-name="P1" loext:marker-style-name="T3"><text:span text:style-name="T1">+3</text:span><text:span text:style-name="T1"/></text:p>
          </table:table-cell>
          <table:table-cell table:style-name="Table1.A1" office:value-type="string">
            <text:p text:style-name="P1" loext:marker-style-name="T3"><text:span text:style-name="T1">+4</text:span><text:span text:style-name="T1"/></text:p>
          </table:table-cell>
          <table:table-cell table:style-name="Table1.A1" office:value-type="string">
            <text:p text:style-name="P1" loext:marker-style-name="T3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Strength</text:span><text:span text:style-name="T1"/></text:p>
          </table:table-cell>
          <table:table-cell table:style-name="Table1.A1" office:value-type="string">
            <text:p text:style-name="P1" loext:marker-style-name="T3"><text:span text:style-name="T1">Of Impressive Strength</text:span><text:span text:style-name="T1"/></text:p>
          </table:table-cell>
          <table:table-cell table:style-name="Table1.A1" office:value-type="string">
            <text:p text:style-name="P1" loext:marker-style-name="T3"><text:span text:style-name="T1">Of Brutal Strength</text:span><text:span text:style-name="T1"/></text:p>
          </table:table-cell>
          <table:table-cell table:style-name="Table1.A1" office:value-type="string">
            <text:p text:style-name="P1" loext:marker-style-name="T3"><text:span text:style-name="T1">Of Titanic Strenght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Dexterity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1"/></text:p>
          </table:table-cell>
          <table:table-cell table:style-name="Table1.A1" office:value-type="string">
            <text:p text:style-name="P1" loext:marker-style-name="T3"><text:span text:style-name="T1">+2</text:span><text:span text:style-name="T1"/></text:p>
          </table:table-cell>
          <table:table-cell table:style-name="Table1.A1" office:value-type="string">
            <text:p text:style-name="P1" loext:marker-style-name="T3"><text:span text:style-name="T1">+3</text:span><text:span text:style-name="T1"/></text:p>
          </table:table-cell>
          <table:table-cell table:style-name="Table1.A1" office:value-type="string">
            <text:p text:style-name="P1" loext:marker-style-name="T3"><text:span text:style-name="T1">+4</text:span><text:span text:style-name="T1"/></text:p>
          </table:table-cell>
          <table:table-cell table:style-name="Table1.A1" office:value-type="string">
            <text:p text:style-name="P1" loext:marker-style-name="T3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Dexterity</text:span><text:span text:style-name="T1"/></text:p>
          </table:table-cell>
          <table:table-cell table:style-name="Table1.A1" office:value-type="string">
            <text:p text:style-name="P1" loext:marker-style-name="T3"><text:span text:style-name="T1">Of Impressive Dexterity</text:span><text:span text:style-name="T1"/></text:p>
          </table:table-cell>
          <table:table-cell table:style-name="Table1.A1" office:value-type="string">
            <text:p text:style-name="P1" loext:marker-style-name="T3"><text:span text:style-name="T1">Of Nimble Dexterity</text:span><text:span text:style-name="T1"/></text:p>
          </table:table-cell>
          <table:table-cell table:style-name="Table1.A1" office:value-type="string">
            <text:p text:style-name="P1" loext:marker-style-name="T3"><text:span text:style-name="T1">Of Elven Dexter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Lore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1"/></text:p>
          </table:table-cell>
          <table:table-cell table:style-name="Table1.A1" office:value-type="string">
            <text:p text:style-name="P1" loext:marker-style-name="T3"><text:span text:style-name="T1">+2</text:span><text:span text:style-name="T1"/></text:p>
          </table:table-cell>
          <table:table-cell table:style-name="Table1.A1" office:value-type="string">
            <text:p text:style-name="P1" loext:marker-style-name="T3"><text:span text:style-name="T1">+3</text:span><text:span text:style-name="T1"/></text:p>
          </table:table-cell>
          <table:table-cell table:style-name="Table1.A1" office:value-type="string">
            <text:p text:style-name="P1" loext:marker-style-name="T3"><text:span text:style-name="T1">+4</text:span><text:span text:style-name="T1"/></text:p>
          </table:table-cell>
          <table:table-cell table:style-name="Table1.A1" office:value-type="string">
            <text:p text:style-name="P1" loext:marker-style-name="T3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Lore</text:span><text:span text:style-name="T1"/></text:p>
          </table:table-cell>
          <table:table-cell table:style-name="Table1.A1" office:value-type="string">
            <text:p text:style-name="P1" loext:marker-style-name="T3"><text:span text:style-name="T1">Of Impressive Lore</text:span><text:span text:style-name="T1"/></text:p>
          </table:table-cell>
          <table:table-cell table:style-name="Table1.A1" office:value-type="string">
            <text:p text:style-name="P1" loext:marker-style-name="T3"><text:span text:style-name="T1">Of Deep Lore</text:span><text:span text:style-name="T1"/></text:p>
          </table:table-cell>
          <table:table-cell table:style-name="Table1.A1" office:value-type="string">
            <text:p text:style-name="P1" loext:marker-style-name="T3"><text:span text:style-name="T1">Of Draconic Lor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Faith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1"/></text:p>
          </table:table-cell>
          <table:table-cell table:style-name="Table1.A1" office:value-type="string">
            <text:p text:style-name="P1" loext:marker-style-name="T3"><text:span text:style-name="T1">+2</text:span><text:span text:style-name="T1"/></text:p>
          </table:table-cell>
          <table:table-cell table:style-name="Table1.A1" office:value-type="string">
            <text:p text:style-name="P1" loext:marker-style-name="T3"><text:span text:style-name="T1">+3</text:span><text:span text:style-name="T1"/></text:p>
          </table:table-cell>
          <table:table-cell table:style-name="Table1.A1" office:value-type="string">
            <text:p text:style-name="P1" loext:marker-style-name="T3"><text:span text:style-name="T1">+4</text:span><text:span text:style-name="T1"/></text:p>
          </table:table-cell>
          <table:table-cell table:style-name="Table1.A1" office:value-type="string">
            <text:p text:style-name="P1" loext:marker-style-name="T3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Faith</text:span><text:span text:style-name="T1"/></text:p>
          </table:table-cell>
          <table:table-cell table:style-name="Table1.A1" office:value-type="string">
            <text:p text:style-name="P1" loext:marker-style-name="T3"><text:span text:style-name="T1">Of Impressive Faith</text:span><text:span text:style-name="T1"/></text:p>
          </table:table-cell>
          <table:table-cell table:style-name="Table1.A1" office:value-type="string">
            <text:p text:style-name="P1" loext:marker-style-name="T3"><text:span text:style-name="T1">Of Wise Faith</text:span><text:span text:style-name="T1"/></text:p>
          </table:table-cell>
          <table:table-cell table:style-name="Table1.A1" office:value-type="string">
            <text:p text:style-name="P1" loext:marker-style-name="T3"><text:span text:style-name="T1">Of Angelic Faith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Fire res</text:span><text:span text:style-name="T1"/></text:p>
          </table:table-cell>
          <table:table-cell table:style-name="Table1.A1" office:value-type="string">
            <text:p text:style-name="P1" loext:marker-style-name="T3"><text:span text:style-name="T1">25%</text:span><text:span text:style-name="T1"/></text:p>
          </table:table-cell>
          <table:table-cell table:style-name="Table1.A1" office:value-type="string">
            <text:p text:style-name="P1" loext:marker-style-name="T3"><text:span text:style-name="T1">50%</text:span><text:span text:style-name="T1"/></text:p>
          </table:table-cell>
          <table:table-cell table:style-name="Table1.A1" office:value-type="string">
            <text:p text:style-name="P1" loext:marker-style-name="T3"><text:span text:style-name="T1">75%</text:span><text:span text:style-name="T1"/></text:p>
          </table:table-cell>
          <table:table-cell table:style-name="Table1.A1" office:value-type="string">
            <text:p text:style-name="P1" loext:marker-style-name="T3"><text:span text:style-name="T1">100%</text:span><text:span text:style-name="T1"/></text:p>
          </table:table-cell>
          <table:table-cell table:style-name="Table1.A1" office:value-type="string">
            <text:p text:style-name="P1" loext:marker-style-name="T3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Fire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Fire Resistance</text:span><text:span text:style-name="T1"/></text:p>
          </table:table-cell>
          <table:table-cell table:style-name="Table1.A1" office:value-type="string">
            <text:p text:style-name="P1" loext:marker-style-name="T1"><text:span text:style-name="T1">Of Greater Fire </text:span><text:span text:style-name="T1"/></text:p>
            <text:p text:style-name="P1" loext:marker-style-name="T3"><text:span text:style-name="T1">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Fire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Cold res</text:span><text:span text:style-name="T1"/></text:p>
          </table:table-cell>
          <table:table-cell table:style-name="Table1.A1" office:value-type="string">
            <text:p text:style-name="P1" loext:marker-style-name="T3"><text:span text:style-name="T1">25%</text:span><text:span text:style-name="T1"/></text:p>
          </table:table-cell>
          <table:table-cell table:style-name="Table1.A1" office:value-type="string">
            <text:p text:style-name="P1" loext:marker-style-name="T3"><text:span text:style-name="T1">50%</text:span><text:span text:style-name="T1"/></text:p>
          </table:table-cell>
          <table:table-cell table:style-name="Table1.A1" office:value-type="string">
            <text:p text:style-name="P1" loext:marker-style-name="T3"><text:span text:style-name="T1">75%</text:span><text:span text:style-name="T1"/></text:p>
          </table:table-cell>
          <table:table-cell table:style-name="Table1.A1" office:value-type="string">
            <text:p text:style-name="P1" loext:marker-style-name="T3"><text:span text:style-name="T1">100%</text:span><text:span text:style-name="T1"/></text:p>
          </table:table-cell>
          <table:table-cell table:style-name="Table1.A1" office:value-type="string">
            <text:p text:style-name="P1" loext:marker-style-name="T3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Cold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Cold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Fire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Cold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Lightning res</text:span><text:span text:style-name="T1"/></text:p>
          </table:table-cell>
          <table:table-cell table:style-name="Table1.A1" office:value-type="string">
            <text:p text:style-name="P1" loext:marker-style-name="T3"><text:span text:style-name="T1">25%</text:span><text:span text:style-name="T1"/></text:p>
          </table:table-cell>
          <table:table-cell table:style-name="Table1.A1" office:value-type="string">
            <text:p text:style-name="P1" loext:marker-style-name="T3"><text:span text:style-name="T1">50%</text:span><text:span text:style-name="T1"/></text:p>
          </table:table-cell>
          <table:table-cell table:style-name="Table1.A1" office:value-type="string">
            <text:p text:style-name="P1" loext:marker-style-name="T3"><text:span text:style-name="T1">75%</text:span><text:span text:style-name="T1"/></text:p>
          </table:table-cell>
          <table:table-cell table:style-name="Table1.A1" office:value-type="string">
            <text:p text:style-name="P1" loext:marker-style-name="T3"><text:span text:style-name="T1">100%</text:span><text:span text:style-name="T1"/></text:p>
          </table:table-cell>
          <table:table-cell table:style-name="Table1.A1" office:value-type="string">
            <text:p text:style-name="P1" loext:marker-style-name="T3"><text:span text:style-name="T1">Armor, amulet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Lightning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Lightning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Lightning Resistance</text:span><text:span text:style-name="T1"/></text:p>
          </table:table-cell>
          <table:table-cell table:style-name="Table1.A1" office:value-type="string">
            <text:p text:style-name="P1" loext:marker-style-name="T3"><text:span text:style-name="T1">Of Lightning Immun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Max endurance</text:span><text:span text:style-name="T1"/></text:p>
          </table:table-cell>
          <table:table-cell table:style-name="Table1.A1" office:value-type="string">
            <text:p text:style-name="P1" loext:marker-style-name="T3"><text:span text:style-name="T1">+5</text:span><text:span text:style-name="T1"/></text:p>
          </table:table-cell>
          <table:table-cell table:style-name="Table1.A1" office:value-type="string">
            <text:p text:style-name="P1" loext:marker-style-name="T3"><text:span text:style-name="T1">+10</text:span><text:span text:style-name="T1"/></text:p>
          </table:table-cell>
          <table:table-cell table:style-name="Table1.A1" office:value-type="string">
            <text:p text:style-name="P1" loext:marker-style-name="T3"><text:span text:style-name="T1">+15</text:span><text:span text:style-name="T1"/></text:p>
          </table:table-cell>
          <table:table-cell table:style-name="Table1.A1" office:value-type="string">
            <text:p text:style-name="P1" loext:marker-style-name="T3"><text:span text:style-name="T1">+20</text:span><text:span text:style-name="T1"/></text:p>
          </table:table-cell>
          <table:table-cell table:style-name="Table1.A1" office:value-type="string">
            <text:p text:style-name="P1" loext:marker-style-name="T3"><text:span text:style-name="T1">Armor, helmet, amulet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Endurance</text:span><text:span text:style-name="T1"/></text:p>
          </table:table-cell>
          <table:table-cell table:style-name="Table1.A1" office:value-type="string">
            <text:p text:style-name="P1" loext:marker-style-name="T3"><text:span text:style-name="T1">Of Endurance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Endurance</text:span><text:span text:style-name="T1"/></text:p>
          </table:table-cell>
          <table:table-cell table:style-name="Table1.A1" office:value-type="string">
            <text:p text:style-name="P1" loext:marker-style-name="T3"><text:span text:style-name="T1">Of Relentless Endurance</text:span><text:span text:style-name="T1"/></text:p>
          </table:table-cell>
        </table:table-row>
        <text:soft-page-break/>
        <table:table-row table:style-name="Table1.1">
          <table:table-cell table:style-name="Table1.A1" office:value-type="string">
            <text:p text:style-name="P1" loext:marker-style-name="T3"><text:span text:style-name="T1">Max satiety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10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0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0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0</text:span></text:p>
          </table:table-cell>
          <table:table-cell table:style-name="Table1.A1" office:value-type="string">
            <text:p text:style-name="P1" loext:marker-style-name="T3"><text:span text:style-name="T1">Gloves, rings, helmet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Mode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Mode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Mode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Monk’s Modera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Armor 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3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/text:p>
          </table:table-cell>
          <table:table-cell table:style-name="Table1.A1" office:value-type="string">
            <text:p text:style-name="P1" loext:marker-style-name="T3"><text:span text:style-name="T1">Armor, helmet, shiel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Fortification <text:s/></text:span><text:span text:style-name="T1"/></text:p>
          </table:table-cell>
          <table:table-cell table:style-name="Table1.A1" office:value-type="string">
            <text:p text:style-name="P1" loext:marker-style-name="T3"><text:span text:style-name="T1">Of Impressive Fortific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Inexpugnable Fortifica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Reduced crit damage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33%</text:span><text:span text:style-name="T1"/></text:p>
          </table:table-cell>
          <table:table-cell table:style-name="Table1.A1" office:value-type="string">
            <text:p text:style-name="P1" loext:marker-style-name="T3"><text:span text:style-name="T1">-50%</text:span><text:span text:style-name="T1"/></text:p>
          </table:table-cell>
          <table:table-cell table:style-name="Table1.A1" office:value-type="string">
            <text:p text:style-name="P1" loext:marker-style-name="T3"><text:span text:style-name="T1">Armor, helmet, shiel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1"><text:span text:style-name="T1">Of</text:span><text:span text:style-name="T1"/></text:p>
            <text:p text:style-name="P1" loext:marker-style-name="T3"><text:span text:style-name="T1">Protection</text:span><text:span text:style-name="T1"/></text:p>
          </table:table-cell>
          <table:table-cell table:style-name="Table1.A1" office:value-type="string">
            <text:p text:style-name="P1" loext:marker-style-name="T3"><text:span text:style-name="T1">Of Vital Protect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Healing received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2</text:span><text:span text:style-name="T1">0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8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Armor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Medicine</text:span><text:span text:style-name="T1"/></text:p>
          </table:table-cell>
          <table:table-cell table:style-name="Table1.A1" office:value-type="string">
            <text:p text:style-name="P1" loext:marker-style-name="T3"><text:span text:style-name="T1">Of Medicine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Medicine</text:span><text:span text:style-name="T1"/></text:p>
          </table:table-cell>
          <table:table-cell table:style-name="Table1.A1" office:value-type="string">
            <text:p text:style-name="P1" loext:marker-style-name="T3"><text:span text:style-name="T1">Of Miraculous Medicine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Affliction avoidance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1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1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Armor, helmet, boots, shield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Safety</text:span><text:span text:style-name="T1"/></text:p>
          </table:table-cell>
          <table:table-cell table:style-name="Table1.A1" office:value-type="string">
            <text:p text:style-name="P1" loext:marker-style-name="T3"><text:span text:style-name="T1">Of Safet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Safety</text:span><text:span text:style-name="T1"/></text:p>
          </table:table-cell>
          <table:table-cell table:style-name="Table1.A1" office:value-type="string">
            <text:p text:style-name="P1" loext:marker-style-name="T3"><text:span text:style-name="T1">Of Perfect Safe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Dodge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2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7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Armor, amulet, boots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Evasion</text:span><text:span text:style-name="T1"/></text:p>
          </table:table-cell>
          <table:table-cell table:style-name="Table1.A1" office:value-type="string">
            <text:p text:style-name="P1" loext:marker-style-name="T3"><text:span text:style-name="T1">Of Evasion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Evasion</text:span><text:span text:style-name="T1"/></text:p>
          </table:table-cell>
          <table:table-cell table:style-name="Table1.A1" office:value-type="string">
            <text:p text:style-name="P1" loext:marker-style-name="T3"><text:span text:style-name="T1">Of Preternatural Evasion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Maximum dmg</text:span><text:span text:style-name="T1"/></text:p>
          </table:table-cell>
          <table:table-cell table:style-name="Table1.A1" office:value-type="string">
            <text:p text:style-name="P1" loext:marker-style-name="T3"><text:span text:style-name="T1">+1/+2</text:span><text:span text:style-name="T1"/></text:p>
          </table:table-cell>
          <table:table-cell table:style-name="Table1.A1" office:value-type="string">
            <text:p text:style-name="P1" loext:marker-style-name="T3"><text:span text:style-name="T1">+2/+3</text:span><text:span text:style-name="T1"/></text:p>
          </table:table-cell>
          <table:table-cell table:style-name="Table1.A1" office:value-type="string">
            <text:p text:style-name="P1" loext:marker-style-name="T3"><text:span text:style-name="T1">+3/+4</text:span><text:span text:style-name="T1"/></text:p>
          </table:table-cell>
          <table:table-cell table:style-name="Table1.A1" office:value-type="string">
            <text:p text:style-name="P1" loext:marker-style-name="T3"><text:span text:style-name="T1">+4/+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Brutality</text:span><text:span text:style-name="T1"/></text:p>
          </table:table-cell>
          <table:table-cell table:style-name="Table1.A1" office:value-type="string">
            <text:p text:style-name="P1" loext:marker-style-name="T3"><text:span text:style-name="T1">Of Brutalit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Brutality</text:span><text:span text:style-name="T1"/></text:p>
          </table:table-cell>
          <table:table-cell table:style-name="Table1.A1" office:value-type="string">
            <text:p text:style-name="P1" loext:marker-style-name="T3"><text:span text:style-name="T1">Of Conqueror’s Brutality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Added fire dmg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</text:span><text:span text:style-name="T1">5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Embers</text:span><text:span text:style-name="T1"/></text:p>
          </table:table-cell>
          <table:table-cell table:style-name="Table1.A1" office:value-type="string">
            <text:p text:style-name="P1" loext:marker-style-name="T3"><text:span text:style-name="T1">Of Flames</text:span><text:span text:style-name="T1"/></text:p>
          </table:table-cell>
          <table:table-cell table:style-name="Table1.A1" office:value-type="string">
            <text:p text:style-name="P1" loext:marker-style-name="T3"><text:span text:style-name="T1">Of Wildfire</text:span><text:span text:style-name="T1"/></text:p>
          </table:table-cell>
          <table:table-cell table:style-name="Table1.A1" office:value-type="string">
            <text:p text:style-name="P1" loext:marker-style-name="T3"><text:span text:style-name="T1">Of the Inferno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Added cold dmg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</text:span><text:span text:style-name="T1">5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Snow</text:span><text:span text:style-name="T1"/></text:p>
          </table:table-cell>
          <table:table-cell table:style-name="Table1.A1" office:value-type="string">
            <text:p text:style-name="P1" loext:marker-style-name="T3"><text:span text:style-name="T1">Of Frost</text:span><text:span text:style-name="T1"/></text:p>
          </table:table-cell>
          <table:table-cell table:style-name="Table1.A1" office:value-type="string">
            <text:p text:style-name="P1" loext:marker-style-name="T3"><text:span text:style-name="T1">Of the Glacier</text:span><text:span text:style-name="T1"/></text:p>
          </table:table-cell>
          <table:table-cell table:style-name="Table1.A1" office:value-type="string">
            <text:p text:style-name="P1" loext:marker-style-name="T3"><text:span text:style-name="T1">Of the Blizzard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" loext:marker-style-name="T3"><text:span text:style-name="T1">Added lightning dmg</text:span><text:span text:style-name="T1"/></text:p>
          </table:table-cell>
          <table:table-cell table:style-name="Table1.A1" office:value-type="string">
            <text:p text:style-name="P1" loext:marker-style-name="T3"><text:span text:style-name="T1">+1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</text:span><text:span text:style-name="T1">5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0</text:span><text:span text:style-name="T1">% </text:span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Sparks</text:span><text:span text:style-name="T1"/></text:p>
          </table:table-cell>
          <table:table-cell table:style-name="Table1.A1" office:value-type="string">
            <text:p text:style-name="P1" loext:marker-style-name="T3"><text:span text:style-name="T1">Of Bolts</text:span><text:span text:style-name="T1"/></text:p>
          </table:table-cell>
          <table:table-cell table:style-name="Table1.A1" office:value-type="string">
            <text:p text:style-name="P1" loext:marker-style-name="T3"><text:span text:style-name="T1">Of the Storm</text:span><text:span text:style-name="T1"/></text:p>
          </table:table-cell>
          <table:table-cell table:style-name="Table1.A1" office:value-type="string">
            <text:p text:style-name="P1" loext:marker-style-name="T3"><text:span text:style-name="T1">Of the Hurrican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Added magic dmg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8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1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23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Mysteries</text:span><text:span text:style-name="T1"/></text:p>
          </table:table-cell>
          <table:table-cell table:style-name="Table1.A1" office:value-type="string">
            <text:p text:style-name="P1" loext:marker-style-name="T3"><text:span text:style-name="T1">Of Mysticism</text:span><text:span text:style-name="T1"/></text:p>
          </table:table-cell>
          <table:table-cell table:style-name="Table1.A1" office:value-type="string">
            <text:p text:style-name="P1" loext:marker-style-name="T3"><text:span text:style-name="T1">Of Incantations</text:span><text:span text:style-name="T1"/></text:p>
          </table:table-cell>
          <table:table-cell table:style-name="Table1.A1" office:value-type="string">
            <text:p text:style-name="P1" loext:marker-style-name="T3"><text:span text:style-name="T1">Of the Supernatural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Accuracy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%/+</text:span><text:span text:style-name="T2">6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text:span text:style-name="T1">%/+</text:span><text:span text:style-name="T2">7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7</text:span><text:span text:style-name="T1">%/+</text:span><text:span text:style-name="T2">1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8</text:span><text:span text:style-name="T1">%/+</text:span><text:span text:style-name="T2">12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Precision</text:span><text:span text:style-name="T1"/></text:p>
          </table:table-cell>
          <table:table-cell table:style-name="Table1.A1" office:value-type="string">
            <text:p text:style-name="P1" loext:marker-style-name="T3"><text:span text:style-name="T1">Of Precision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Precision</text:span><text:span text:style-name="T1"/></text:p>
          </table:table-cell>
          <table:table-cell table:style-name="Table1.A1" office:value-type="string">
            <text:p text:style-name="P1" loext:marker-style-name="T3"><text:span text:style-name="T1">Of Deadeye Precis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rit chance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3</text:span><text:span text:style-name="T1">%/+</text:span><text:span text:style-name="T2">4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%/+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text:span text:style-name="T1">%/</text:span><text:span text:style-name="T2">6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7</text:span><text:span text:style-name="T1">%/</text:span><text:span text:style-name="T2">8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Of Killing</text:span><text:span text:style-name="T1"/></text:p>
          </table:table-cell>
          <table:table-cell table:style-name="Table1.A1" office:value-type="string">
            <text:p text:style-name="P1" loext:marker-style-name="T3"><text:span text:style-name="T1">Of Murder</text:span><text:span text:style-name="T1"/></text:p>
          </table:table-cell>
          <table:table-cell table:style-name="Table1.A1" office:value-type="string">
            <text:p text:style-name="P1" loext:marker-style-name="T3"><text:span text:style-name="T1">Of Assassin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Magnicid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rit damage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20</text:span><text:span text:style-name="T1">%/+</text:span><text:span text:style-name="T2">3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0</text:span><text:span text:style-name="T1">%/</text:span><text:span text:style-name="T2">4</text:span><text:span text:style-name="T1">0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35</text:span><text:span text:style-name="T1">%/4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40%/50%</text:span></text:p>
          </table:table-cell>
          <table:table-cell table:style-name="Table1.A1" office:value-type="string">
            <text:p text:style-name="P1" loext:marker-style-name="T3"><text:span text:style-name="T1">Weapon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Of Flaying</text:span><text:span text:style-name="T1"/></text:p>
          </table:table-cell>
          <table:table-cell table:style-name="Table1.A1" office:value-type="string">
            <text:p text:style-name="P1" loext:marker-style-name="T3"><text:span text:style-name="T1">Of Disembowelment</text:span><text:span text:style-name="T1"/></text:p>
          </table:table-cell>
          <table:table-cell table:style-name="Table1.A1" office:value-type="string">
            <text:p text:style-name="P1" loext:marker-style-name="T3"><text:span text:style-name="T1">Of Evisce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Pulveriz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bleed for 25% of damage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+20%</text:span><text:span text:style-name="T1"/></text:p>
          </table:table-cell>
          <table:table-cell table:style-name="Table1.A1" office:value-type="string">
            <text:p text:style-name="P1" loext:marker-style-name="T3"><text:span text:style-name="T1">+25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Glass</text:span><text:span text:style-name="T1"/></text:p>
          </table:table-cell>
          <table:table-cell table:style-name="Table1.A1" office:value-type="string">
            <text:p text:style-name="P1" loext:marker-style-name="T3"><text:span text:style-name="T1">Of Obsidian</text:span><text:span text:style-name="T1"/></text:p>
          </table:table-cell>
          <table:table-cell table:style-name="Table1.A1" office:value-type="string">
            <text:p text:style-name="P1" loext:marker-style-name="T3"><text:span text:style-name="T1">Of Exsanguin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Ritual Killings</text:span><text:span text:style-name="T1"/></text:p>
          </table:table-cell>
        </table:table-row>
        <text:soft-page-break/>
        <table:table-row table:style-name="Table1.20">
          <table:table-cell table:style-name="Table1.A1" office:value-type="string">
            <text:p text:style-name="P1" loext:marker-style-name="T3"><text:span text:style-name="T1">Chance to poison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+20%</text:span><text:span text:style-name="T1"/></text:p>
          </table:table-cell>
          <table:table-cell table:style-name="Table1.A1" office:value-type="string">
            <text:p text:style-name="P1" loext:marker-style-name="T3"><text:span text:style-name="T1">+25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Toxicity</text:span><text:span text:style-name="T1"/></text:p>
          </table:table-cell>
          <table:table-cell table:style-name="Table1.A1" office:value-type="string">
            <text:p text:style-name="P1" loext:marker-style-name="T3"><text:span text:style-name="T1">Of Toxins</text:span><text:span text:style-name="T1"/></text:p>
          </table:table-cell>
          <table:table-cell table:style-name="Table1.A1" office:value-type="string">
            <text:p text:style-name="P1" loext:marker-style-name="T3"><text:span text:style-name="T1">Of Venom</text:span><text:span text:style-name="T1"/></text:p>
          </table:table-cell>
          <table:table-cell table:style-name="Table1.A1" office:value-type="string">
            <text:p text:style-name="P1" loext:marker-style-name="T3"><text:span text:style-name="T1">Of Septic Shock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burn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+20%</text:span><text:span text:style-name="T1"/></text:p>
          </table:table-cell>
          <table:table-cell table:style-name="Table1.A1" office:value-type="string">
            <text:p text:style-name="P1" loext:marker-style-name="T3"><text:span text:style-name="T1">+25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Flint</text:span><text:span text:style-name="T1"/></text:p>
          </table:table-cell>
          <table:table-cell table:style-name="Table1.A1" office:value-type="string">
            <text:p text:style-name="P1" loext:marker-style-name="T3"><text:span text:style-name="T1">Of Pitch</text:span><text:span text:style-name="T1"/></text:p>
          </table:table-cell>
          <table:table-cell table:style-name="Table1.A1" office:value-type="string">
            <text:p text:style-name="P1" loext:marker-style-name="T3"><text:span text:style-name="T1">Of Burning Oil</text:span><text:span text:style-name="T1"/></text:p>
          </table:table-cell>
          <table:table-cell table:style-name="Table1.A1" office:value-type="string">
            <text:p text:style-name="P1" loext:marker-style-name="T3"><text:span text:style-name="T1">Of Magma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neutralize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+20%</text:span><text:span text:style-name="T1"/></text:p>
          </table:table-cell>
          <table:table-cell table:style-name="Table1.A1" office:value-type="string">
            <text:p text:style-name="P1" loext:marker-style-name="T3"><text:span text:style-name="T1">+25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Of Weakening</text:span><text:span text:style-name="T1"/></text:p>
          </table:table-cell>
          <table:table-cell table:style-name="Table1.A1" office:value-type="string">
            <text:p text:style-name="P1" loext:marker-style-name="T3"><text:span text:style-name="T1">Of Frailty</text:span><text:span text:style-name="T1"/></text:p>
          </table:table-cell>
          <table:table-cell table:style-name="Table1.A1" office:value-type="string">
            <text:p text:style-name="P1" loext:marker-style-name="T3"><text:span text:style-name="T1">Of Decrepifying</text:span><text:span text:style-name="T1"/></text:p>
          </table:table-cell>
          <table:table-cell table:style-name="Table1.A1" office:value-type="string">
            <text:p text:style-name="P1" loext:marker-style-name="T3"><text:span text:style-name="T1">Of Neutraliz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blind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+20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Dirty Tactics</text:span><text:span text:style-name="T1"/></text:p>
          </table:table-cell>
          <table:table-cell table:style-name="Table1.A1" office:value-type="string">
            <text:p text:style-name="P1" loext:marker-style-name="T3"><text:span text:style-name="T1">Of Surprise</text:span><text:span text:style-name="T1"/></text:p>
          </table:table-cell>
          <table:table-cell table:style-name="Table1.A1" office:value-type="string">
            <text:p text:style-name="P1" loext:marker-style-name="T3"><text:span text:style-name="T1">Of Ambush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restrain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+10%</text:span><text:span text:style-name="T1"/></text:p>
          </table:table-cell>
          <table:table-cell table:style-name="Table1.A1" office:value-type="string">
            <text:p text:style-name="P1" loext:marker-style-name="T3"><text:span text:style-name="T1">+15%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, ring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Ensnaring</text:span><text:span text:style-name="T1"/></text:p>
          </table:table-cell>
          <table:table-cell table:style-name="Table1.A1" office:value-type="string">
            <text:p text:style-name="P1" loext:marker-style-name="T3"><text:span text:style-name="T1">Of Trapp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annot be restraine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Yes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Armor, amulet, boot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Freedom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annot be blinde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Yes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Armor, helmet, boots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ruesight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annot be silence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Yes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Armor, helmet, boot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ruespeak</text:span><text:span text:style-name="T1"/></text:p>
          </table:table-cell>
          <table:table-cell table:style-name="Table1.A1" office:value-type="string">
            <text:p text:style-name="P3" loext:marker-style-name="T4"/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annot be clumsified?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Yes</text:span><text:span text:style-name="T1"/></text:p>
          </table:table-cell>
          <table:table-cell table:style-name="Table1.A1" office:value-type="string">
            <text:p text:style-name="P1" loext:marker-style-name="T3"><text:span text:style-name="T1">---</text:span><text:span text:style-name="T1"/></text:p>
          </table:table-cell>
          <table:table-cell table:style-name="Table1.A1" office:value-type="string">
            <text:p text:style-name="P1" loext:marker-style-name="T3"><text:span text:style-name="T1">Armor, boots, gloves, shiel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ruegrip</text:span><text:span text:style-name="T1"/></text:p>
          </table:table-cell>
          <table:table-cell table:style-name="Table1.A1" office:value-type="string">
            <text:p text:style-name="P3" loext:marker-style-name="T4"/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+1/+2</text:span><text:span text:style-name="T1"/></text:p>
          </table:table-cell>
          <table:table-cell table:style-name="Table1.A1" office:value-type="string">
            <text:p text:style-name="P1" loext:marker-style-name="T3"><text:span text:style-name="T1">+2/+3</text:span><text:span text:style-name="T1"/></text:p>
          </table:table-cell>
          <table:table-cell table:style-name="Table1.A1" office:value-type="string">
            <text:p text:style-name="P1" loext:marker-style-name="T3"><text:span text:style-name="T1">+3/+4</text:span><text:span text:style-name="T1"/></text:p>
          </table:table-cell>
          <table:table-cell table:style-name="Table1.A1" office:value-type="string">
            <text:p text:style-name="P1" loext:marker-style-name="T3"><text:span text:style-name="T1">+4/+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amulet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Of the Apprentice</text:span><text:span text:style-name="T1"/></text:p>
          </table:table-cell>
          <table:table-cell table:style-name="Table1.A1" office:value-type="string">
            <text:p text:style-name="P1" loext:marker-style-name="T3"><text:span text:style-name="T1">Of the Savant</text:span><text:span text:style-name="T1"/></text:p>
          </table:table-cell>
          <table:table-cell table:style-name="Table1.A1" office:value-type="string">
            <text:p text:style-name="P1" loext:marker-style-name="T3"><text:span text:style-name="T1">Of the Prodigy</text:span><text:span text:style-name="T1"/></text:p>
          </table:table-cell>
          <table:table-cell table:style-name="Table1.A1" office:value-type="string">
            <text:p text:style-name="P1" loext:marker-style-name="T3"><text:span text:style-name="T1">Of the Archmag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Armor pen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3</text:span><text:span text:style-name="T1">/+</text:span><text:span text:style-name="T2">4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/+</text:span><text:span text:style-name="T2">5</text:span></text:p>
          </table:table-cell>
          <table:table-cell table:style-name="Table1.A1" office:value-type="string">
            <text:p text:style-name="P1" loext:marker-style-name="T3"><text:span text:style-name="T1">Weapons, ring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Oxidizing</text:span><text:span text:style-name="T1"/></text:p>
          </table:table-cell>
          <table:table-cell table:style-name="Table1.A1" office:value-type="string">
            <text:p text:style-name="P1" loext:marker-style-name="T3"><text:span text:style-name="T1">Of Corros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parry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text:span text:style-name="T1">%/+</text:span><text:span text:style-name="T2">7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7</text:span><text:span text:style-name="T1">%/</text:span><text:span text:style-name="T2">9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10</text:span><text:span text:style-name="T1">%/</text:span><text:span text:style-name="T2">12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1</text:span><text:span text:style-name="T2">2</text:span><text:span text:style-name="T1">%/1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, amulet, gloves, armor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Parrying</text:span><text:span text:style-name="T1"/></text:p>
          </table:table-cell>
          <table:table-cell table:style-name="Table1.A1" office:value-type="string">
            <text:p text:style-name="P1" loext:marker-style-name="T3"><text:span text:style-name="T1">Of Parrying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Parrying</text:span><text:span text:style-name="T1"/></text:p>
          </table:table-cell>
          <table:table-cell table:style-name="Table1.A1" office:value-type="string">
            <text:p text:style-name="P1" loext:marker-style-name="T3"><text:span text:style-name="T1">Of Master Parry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hance to block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4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7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8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Shield, helmet, armor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Blocking</text:span><text:span text:style-name="T1"/></text:p>
          </table:table-cell>
          <table:table-cell table:style-name="Table1.A1" office:value-type="string">
            <text:p text:style-name="P1" loext:marker-style-name="T3"><text:span text:style-name="T1">Of Blocking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Blocking</text:span><text:span text:style-name="T1"/></text:p>
          </table:table-cell>
          <table:table-cell table:style-name="Table1.A1" office:value-type="string">
            <text:p text:style-name="P1" loext:marker-style-name="T3"><text:span text:style-name="T1">Of Master Blocking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annot be </text:span><text:soft-page-break/><text:span text:style-name="T1">stunned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Yes</text:span><text:span text:style-name="T1"/></text:p>
          </table:table-cell>
          <table:table-cell table:style-name="Table1.A1" office:value-type="string">
            <text:p text:style-name="P1" loext:marker-style-name="T3"><text:span text:style-name="T1">Armor, </text:span><text:soft-page-break/><text:span text:style-name="T1">helmet, amulet, boot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Juggernaut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Reduced damage taken while under 50% endurance</text:span><text:span text:style-name="T1"/></text:p>
          </table:table-cell>
          <table:table-cell table:style-name="Table1.A1" office:value-type="string">
            <text:p text:style-name="P1" loext:marker-style-name="T3"><text:span text:style-name="T2">10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2">1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2">2</text:span><text:span text:style-name="T1">0%</text:span></text:p>
          </table:table-cell>
          <table:table-cell table:style-name="Table1.A1" office:value-type="string">
            <text:p text:style-name="P1" loext:marker-style-name="T3"><text:span text:style-name="T2">2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Armor, helmet, amulet</text:span></text:p>
          </table:table-cell>
          <table:table-cell table:style-name="Table1.A1" office:value-type="string">
            <text:p text:style-name="P1" loext:marker-style-name="T3"><text:span text:style-name="T1">Of Minor Survival</text:span><text:span text:style-name="T1"/></text:p>
          </table:table-cell>
          <table:table-cell table:style-name="Table1.A1" office:value-type="string">
            <text:p text:style-name="P1" loext:marker-style-name="T3"><text:span text:style-name="T1">Of Survival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Survival</text:span><text:span text:style-name="T1"/></text:p>
          </table:table-cell>
          <table:table-cell table:style-name="Table1.A1" office:value-type="string">
            <text:p text:style-name="P1" loext:marker-style-name="T3"><text:span text:style-name="T1">Of Impossible Survival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Endurance gained on kill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1%</text:span><text:span text:style-name="T1"/></text:p>
          </table:table-cell>
          <table:table-cell table:style-name="Table1.A1" office:value-type="string">
            <text:p text:style-name="P1" loext:marker-style-name="T3"><text:span text:style-name="T1">2%</text:span><text:span text:style-name="T1"/></text:p>
          </table:table-cell>
          <table:table-cell table:style-name="Table1.A1" office:value-type="string">
            <text:p text:style-name="P1" loext:marker-style-name="T3"><text:span text:style-name="T1">3%</text:span><text:span text:style-name="T1"/></text:p>
          </table:table-cell>
          <table:table-cell table:style-name="Table1.A1" office:value-type="string">
            <text:p text:style-name="P1" loext:marker-style-name="T3"><text:span text:style-name="T1">Weapon, ring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Sadism</text:span><text:span text:style-name="T1"/></text:p>
          </table:table-cell>
          <table:table-cell table:style-name="Table1.A1" office:value-type="string">
            <text:p text:style-name="P1" loext:marker-style-name="T3"><text:span text:style-name="T1">Of Killing Frenzy</text:span><text:span text:style-name="T1"/></text:p>
          </table:table-cell>
          <table:table-cell table:style-name="Table1.A1" office:value-type="string">
            <text:p text:style-name="P1" loext:marker-style-name="T3"><text:span text:style-name="T1">Of Murderous Glee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Satiety gained on kill</text:span><text:span text:style-name="T1"/></text:p>
          </table:table-cell>
          <table:table-cell table:style-name="Table1.A1" office:value-type="string">
            <text:p text:style-name="P1" loext:marker-style-name="T3"><text:span text:style-name="T2">3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2">5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2">6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2">7</text:span><text:span text:style-name="T1">%</text:span></text:p>
          </table:table-cell>
          <table:table-cell table:style-name="Table1.A1" office:value-type="string">
            <text:p text:style-name="P1" loext:marker-style-name="T3"><text:span text:style-name="T1">Weapons, rings, gloves</text:span><text:span text:style-name="T1"/></text:p>
          </table:table-cell>
          <table:table-cell table:style-name="Table1.A1" office:value-type="string">
            <text:p text:style-name="P1" loext:marker-style-name="T3"><text:span text:style-name="T1">Of Gluttony</text:span><text:span text:style-name="T1"/></text:p>
          </table:table-cell>
          <table:table-cell table:style-name="Table1.A1" office:value-type="string">
            <text:p text:style-name="P1" loext:marker-style-name="T3"><text:span text:style-name="T1">Of Engorging</text:span><text:span text:style-name="T1"/></text:p>
          </table:table-cell>
          <table:table-cell table:style-name="Table1.A1" office:value-type="string">
            <text:p text:style-name="P1" loext:marker-style-name="T3"><text:span text:style-name="T1">Of Devourment</text:span><text:span text:style-name="T1"/></text:p>
          </table:table-cell>
          <table:table-cell table:style-name="Table1.A1" office:value-type="string">
            <text:p text:style-name="P1" loext:marker-style-name="T3"><text:span text:style-name="T1">Of Cannibalism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Fire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Py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Py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Py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Cold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Frig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Frig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Frig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Lighting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Elect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Elect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Elect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Necromancy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Nec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Necromanc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Necromanc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Illusion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Trickery</text:span><text:span text:style-name="T1"/></text:p>
          </table:table-cell>
          <table:table-cell table:style-name="Table1.A1" office:value-type="string">
            <text:p text:style-name="P1" loext:marker-style-name="T3"><text:span text:style-name="T1">Of Tricker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Tricker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Transmutation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+3/4</text:span><text:span text:style-name="T1"/></text:p>
          </table:table-cell>
          <table:table-cell table:style-name="Table1.A1" office:value-type="string">
            <text:p text:style-name="P1" loext:marker-style-name="T3"><text:span text:style-name="T1">+4/5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Thaumaturgy</text:span><text:span text:style-name="T1"/></text:p>
          </table:table-cell>
          <table:table-cell table:style-name="Table1.A1" office:value-type="string">
            <text:p text:style-name="P1" loext:marker-style-name="T3"><text:span text:style-name="T1">Of Thaumaturgy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Thaumaturgy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Healing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+2</text:span><text:span text:style-name="T1"/></text:p>
          </table:table-cell>
          <table:table-cell table:style-name="Table1.A1" office:value-type="string">
            <text:p text:style-name="P1" loext:marker-style-name="T3"><text:span text:style-name="T1">+3</text:span><text:span text:style-name="T1"/></text:p>
          </table:table-cell>
          <table:table-cell table:style-name="Table1.A1" office:value-type="string">
            <text:p text:style-name="P1" loext:marker-style-name="T3"><text:span text:style-name="T1">+4</text:span><text:span text:style-name="T1"/></text:p>
          </table:table-cell>
          <table:table-cell table:style-name="Table1.A1" office:value-type="string">
            <text:p text:style-name="P1" loext:marker-style-name="T3"><text:span text:style-name="T1">Shields, ring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Lesser Resto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Restoration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Restoration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Initiative</text:span><text:span text:style-name="T1"/></text:p>
          </table:table-cell>
          <table:table-cell table:style-name="Table1.A1" office:value-type="string">
            <text:p text:style-name="P1" loext:marker-style-name="T3"><text:span text:style-name="T1">+</text:span><text:span text:style-name="T2">5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8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10</text:span></text:p>
          </table:table-cell>
          <table:table-cell table:style-name="Table1.A1" office:value-type="string">
            <text:p text:style-name="P1" loext:marker-style-name="T3"><text:span text:style-name="T1">+</text:span><text:span text:style-name="T2">12</text:span></text:p>
          </table:table-cell>
          <table:table-cell table:style-name="Table1.A1" office:value-type="string">
            <text:p text:style-name="P1" loext:marker-style-name="T3"><text:span text:style-name="T1">Boots, ring, amulet</text:span><text:span text:style-name="T1"/></text:p>
          </table:table-cell>
          <table:table-cell table:style-name="Table1.A1" office:value-type="string">
            <text:p text:style-name="P1" loext:marker-style-name="T3"><text:span text:style-name="T1">Of Minor Alertness</text:span><text:span text:style-name="T1"/></text:p>
          </table:table-cell>
          <table:table-cell table:style-name="Table1.A1" office:value-type="string">
            <text:p text:style-name="P1" loext:marker-style-name="T3"><text:span text:style-name="T1">Of <text:s/>Alertness</text:span><text:span text:style-name="T1"/></text:p>
          </table:table-cell>
          <table:table-cell table:style-name="Table1.A1" office:value-type="string">
            <text:p text:style-name="P1" loext:marker-style-name="T3"><text:span text:style-name="T1">Of Greater Alertness</text:span><text:span text:style-name="T1"/></text:p>
          </table:table-cell>
          <table:table-cell table:style-name="Table1.A1" office:value-type="string">
            <text:p text:style-name="P1" loext:marker-style-name="T3"><text:span text:style-name="T1">Of Maximum Alertness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Arcane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+1/2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Weapon, glove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Mage</text:span><text:span text:style-name="T1"/></text:p>
          </table:table-cell>
          <table:table-cell table:style-name="Table1.A1" office:value-type="string">
            <text:p text:style-name="P1" loext:marker-style-name="T3"><text:span text:style-name="T1">Of the Wizard 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Nature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+1/2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, caster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Prophet</text:span><text:span text:style-name="T1"/></text:p>
          </table:table-cell>
          <table:table-cell table:style-name="Table1.A1" office:value-type="string">
            <text:p text:style-name="P1" loext:marker-style-name="T3"><text:span text:style-name="T1">Of the Stormcaller</text:span><text:span text:style-name="T1"/></text:p>
          </table:table-cell>
        </table:table-row>
        <text:soft-page-break/>
        <table:table-row table:style-name="Table1.20">
          <table:table-cell table:style-name="Table1.A1" office:value-type="string">
            <text:p text:style-name="P1" loext:marker-style-name="T3"><text:span text:style-name="T1">Divine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+1/2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Clergyman</text:span><text:span text:style-name="T1"/></text:p>
          </table:table-cell>
          <table:table-cell table:style-name="Table1.A1" office:value-type="string">
            <text:p text:style-name="P1" loext:marker-style-name="T3"><text:span text:style-name="T1">Of the Preach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Infernal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+1/2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Summoner</text:span><text:span text:style-name="T1"/></text:p>
          </table:table-cell>
          <table:table-cell table:style-name="Table1.A1" office:value-type="string">
            <text:p text:style-name="P1" loext:marker-style-name="T3"><text:span text:style-name="T1">Of the Devilspeak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3"><text:span text:style-name="T1">Eldritch spell rating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</text:span><text:span text:style-name="T1"/></text:p>
          </table:table-cell>
          <table:table-cell table:style-name="Table1.A1" office:value-type="string">
            <text:p text:style-name="P1" loext:marker-style-name="T3"><text:span text:style-name="T1">+1/2</text:span><text:span text:style-name="T1"/></text:p>
          </table:table-cell>
          <table:table-cell table:style-name="Table1.A1" office:value-type="string">
            <text:p text:style-name="P1" loext:marker-style-name="T3"><text:span text:style-name="T1">+2/3</text:span><text:span text:style-name="T1"/></text:p>
          </table:table-cell>
          <table:table-cell table:style-name="Table1.A1" office:value-type="string">
            <text:p text:style-name="P1" loext:marker-style-name="T3"><text:span text:style-name="T1">Weapons, gloves, caster offhands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------</text:span><text:span text:style-name="T1"/></text:p>
          </table:table-cell>
          <table:table-cell table:style-name="Table1.A1" office:value-type="string">
            <text:p text:style-name="P1" loext:marker-style-name="T3"><text:span text:style-name="T1">Of the Lunatic</text:span><text:span text:style-name="T1"/></text:p>
          </table:table-cell>
          <table:table-cell table:style-name="Table1.A1" office:value-type="string">
            <text:p text:style-name="P1" loext:marker-style-name="T3"><text:span text:style-name="T1">Of the Dreamweaver</text:span><text:span text:style-name="T1"/></text:p>
          </table:table-cell>
        </table:table-row>
        <table:table-row table:style-name="Table1.20">
          <table:table-cell table:style-name="Table1.A1" office:value-type="string">
            <text:p text:style-name="P1" loext:marker-style-name="T7"><text:span text:style-name="T5">Thorns</text:span><text:span text:style-name="T5"/></text:p>
          </table:table-cell>
          <table:table-cell table:style-name="Table1.A1" office:value-type="string">
            <text:p text:style-name="P1" loext:marker-style-name="T7"><text:span text:style-name="T5">-------</text:span><text:span text:style-name="T5"/></text:p>
          </table:table-cell>
          <table:table-cell table:style-name="Table1.A1" office:value-type="string">
            <text:p text:style-name="P4" loext:marker-style-name="T7"><text:span text:style-name="T5">4</text:span></text:p>
          </table:table-cell>
          <table:table-cell table:style-name="Table1.A1" office:value-type="string">
            <text:p text:style-name="P4" loext:marker-style-name="T7"><text:span text:style-name="T5">6</text:span></text:p>
          </table:table-cell>
          <table:table-cell table:style-name="Table1.A1" office:value-type="string">
            <text:p text:style-name="P4" loext:marker-style-name="T7"><text:span text:style-name="T5">8</text:span></text:p>
          </table:table-cell>
          <table:table-cell table:style-name="Table1.A1" office:value-type="string">
            <text:p text:style-name="P1" loext:marker-style-name="T7"><text:span text:style-name="T5">Armor, helmet</text:span><text:span text:style-name="T5"/></text:p>
          </table:table-cell>
          <table:table-cell table:style-name="Table1.A1" office:value-type="string">
            <text:p text:style-name="P1" loext:marker-style-name="T7"><text:span text:style-name="T5">--------</text:span><text:span text:style-name="T5"/></text:p>
          </table:table-cell>
          <table:table-cell table:style-name="Table1.A1" office:value-type="string">
            <text:p text:style-name="P1" loext:marker-style-name="T7"><text:span text:style-name="T5">Of Minor Retaliation</text:span><text:span text:style-name="T5"/></text:p>
          </table:table-cell>
          <table:table-cell table:style-name="Table1.A1" office:value-type="string">
            <text:p text:style-name="P1" loext:marker-style-name="T7"><text:span text:style-name="T5">Of Retaliation</text:span><text:span text:style-name="T5"/></text:p>
          </table:table-cell>
          <table:table-cell table:style-name="Table1.A1" office:value-type="string">
            <text:p text:style-name="P1" loext:marker-style-name="T7"><text:span text:style-name="T5">Of Greater Retaliation</text:span><text:span text:style-name="T5"/></text:p>
          </table:table-cell>
        </table:table-row>
        <table:table-row table:style-name="Table1.20">
          <table:table-cell table:style-name="Table1.A1" office:value-type="string">
            <text:p text:style-name="P1" loext:marker-style-name="T7"><text:span text:style-name="T5">Thorns on block</text:span><text:span text:style-name="T5"/></text:p>
          </table:table-cell>
          <table:table-cell table:style-name="Table1.A1" office:value-type="string">
            <text:p text:style-name="P1" loext:marker-style-name="T7"><text:span text:style-name="T5">-------</text:span><text:span text:style-name="T5"/></text:p>
          </table:table-cell>
          <table:table-cell table:style-name="Table1.A1" office:value-type="string">
            <text:p text:style-name="P4" loext:marker-style-name="T7"><text:span text:style-name="T5">6</text:span></text:p>
          </table:table-cell>
          <table:table-cell table:style-name="Table1.A1" office:value-type="string">
            <text:p text:style-name="P4" loext:marker-style-name="T7"><text:span text:style-name="T5">9</text:span></text:p>
          </table:table-cell>
          <table:table-cell table:style-name="Table1.A1" office:value-type="string">
            <text:p text:style-name="P4" loext:marker-style-name="T7"><text:span text:style-name="T5">12</text:span></text:p>
          </table:table-cell>
          <table:table-cell table:style-name="Table1.A1" office:value-type="string">
            <text:p text:style-name="P1" loext:marker-style-name="T7"><text:span text:style-name="T5">Shield, amulet</text:span><text:span text:style-name="T5"/></text:p>
          </table:table-cell>
          <table:table-cell table:style-name="Table1.A1" office:value-type="string">
            <text:p text:style-name="P1" loext:marker-style-name="T7"><text:span text:style-name="T5">--------</text:span><text:span text:style-name="T5"/></text:p>
          </table:table-cell>
          <table:table-cell table:style-name="Table1.A1" office:value-type="string">
            <text:p text:style-name="P1" loext:marker-style-name="T7"><text:span text:style-name="T5">Of Minor Backlash</text:span><text:span text:style-name="T5"/></text:p>
          </table:table-cell>
          <table:table-cell table:style-name="Table1.A1" office:value-type="string">
            <text:p text:style-name="P1" loext:marker-style-name="T7"><text:span text:style-name="T5">Of Backlash</text:span><text:span text:style-name="T5"/></text:p>
          </table:table-cell>
          <table:table-cell table:style-name="Table1.A1" office:value-type="string">
            <text:p text:style-name="P1" loext:marker-style-name="T7"><text:span text:style-name="T5">Of Greater Backlash</text:span><text:span text:style-name="T5"/></text:p>
          </table:table-cell>
        </table:table-row>
        <table:table-row table:style-name="Table1.20">
          <table:table-cell table:style-name="Table1.A1" office:value-type="string">
            <text:p text:style-name="P1" loext:marker-style-name="T7"><text:span text:style-name="T5">Initiative on parry</text:span><text:span text:style-name="T5"/></text:p>
          </table:table-cell>
          <table:table-cell table:style-name="Table1.A1" office:value-type="string">
            <text:p text:style-name="P1" loext:marker-style-name="T7"><text:span text:style-name="T5">-------</text:span><text:span text:style-name="T5"/></text:p>
          </table:table-cell>
          <table:table-cell table:style-name="Table1.A1" office:value-type="string">
            <text:p text:style-name="P1" loext:marker-style-name="T7"><text:span text:style-name="T5">+</text:span><text:span text:style-name="T6">10</text:span></text:p>
          </table:table-cell>
          <table:table-cell table:style-name="Table1.A1" office:value-type="string">
            <text:p text:style-name="P1" loext:marker-style-name="T7"><text:span text:style-name="T5">+</text:span><text:span text:style-name="T6">15</text:span></text:p>
          </table:table-cell>
          <table:table-cell table:style-name="Table1.A1" office:value-type="string">
            <text:p text:style-name="P1" loext:marker-style-name="T7"><text:span text:style-name="T5">+</text:span><text:span text:style-name="T6">20</text:span></text:p>
          </table:table-cell>
          <table:table-cell table:style-name="Table1.A1" office:value-type="string">
            <text:p text:style-name="P1" loext:marker-style-name="T7"><text:span text:style-name="T5">Weapon, ring, boots</text:span><text:span text:style-name="T5"/></text:p>
          </table:table-cell>
          <table:table-cell table:style-name="Table1.A1" office:value-type="string">
            <text:p text:style-name="P1" loext:marker-style-name="T7"><text:span text:style-name="T5">---------</text:span><text:span text:style-name="T5"/></text:p>
          </table:table-cell>
          <table:table-cell table:style-name="Table1.A1" office:value-type="string">
            <text:p text:style-name="P1" loext:marker-style-name="T7"><text:span text:style-name="T5">Of Minor Vengeance</text:span><text:span text:style-name="T5"/></text:p>
          </table:table-cell>
          <table:table-cell table:style-name="Table1.A1" office:value-type="string">
            <text:p text:style-name="P1" loext:marker-style-name="T7"><text:span text:style-name="T5">Of Vengeance</text:span><text:span text:style-name="T5"/></text:p>
          </table:table-cell>
          <table:table-cell table:style-name="Table1.A1" office:value-type="string">
            <text:p text:style-name="P1" loext:marker-style-name="T7"><text:span text:style-name="T5">Of Greater Vengeance</text:span><text:span text:style-name="T5"/></text:p>
          </table:table-cell>
        </table:table-row>
        <table:table-row table:style-name="Table1.20">
          <table:table-cell table:style-name="Table1.A1" office:value-type="string">
            <text:p text:style-name="P1" loext:marker-style-name="T7"><text:span text:style-name="T5">Endurance gained on block</text:span><text:span text:style-name="T5"/></text:p>
          </table:table-cell>
          <table:table-cell table:style-name="Table1.A1" office:value-type="string">
            <text:p text:style-name="P1" loext:marker-style-name="T7"><text:span text:style-name="T5">-------</text:span><text:span text:style-name="T5"/></text:p>
          </table:table-cell>
          <table:table-cell table:style-name="Table1.A1" office:value-type="string">
            <text:p text:style-name="P1" loext:marker-style-name="T7"><text:span text:style-name="T5">+</text:span><text:span text:style-name="T6">5</text:span></text:p>
          </table:table-cell>
          <table:table-cell table:style-name="Table1.A1" office:value-type="string">
            <text:p text:style-name="P1" loext:marker-style-name="T7"><text:span text:style-name="T5">+</text:span><text:span text:style-name="T6">8</text:span></text:p>
          </table:table-cell>
          <table:table-cell table:style-name="Table1.A1" office:value-type="string">
            <text:p text:style-name="P1" loext:marker-style-name="T7"><text:span text:style-name="T5">+</text:span><text:span text:style-name="T6">10</text:span></text:p>
          </table:table-cell>
          <table:table-cell table:style-name="Table1.A1" office:value-type="string">
            <text:p text:style-name="P1" loext:marker-style-name="T7"><text:span text:style-name="T5">Shield, armor</text:span><text:span text:style-name="T5"/></text:p>
          </table:table-cell>
          <table:table-cell table:style-name="Table1.A1" office:value-type="string">
            <text:p text:style-name="P1" loext:marker-style-name="T7"><text:span text:style-name="T5">--------</text:span><text:span text:style-name="T5"/></text:p>
          </table:table-cell>
          <table:table-cell table:style-name="Table1.A1" office:value-type="string">
            <text:p text:style-name="P1" loext:marker-style-name="T7"><text:span text:style-name="T5">Of Minor Resilience</text:span><text:span text:style-name="T5"/></text:p>
          </table:table-cell>
          <table:table-cell table:style-name="Table1.A1" office:value-type="string">
            <text:p text:style-name="P1" loext:marker-style-name="T7"><text:span text:style-name="T5">Of Resilience</text:span><text:span text:style-name="T5"/></text:p>
          </table:table-cell>
          <table:table-cell table:style-name="Table1.A1" office:value-type="string">
            <text:p text:style-name="P1" loext:marker-style-name="T7"><text:span text:style-name="T5">Of Greater Resilience</text:span><text:span text:style-name="T5"/></text:p>
          </table:table-cell>
        </table:table-row>
        <table:table-row table:style-name="Table1.20"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  <table:table-cell table:style-name="Table1.A1" office:value-type="string">
            <text:p text:style-name="P3" loext:marker-style-name="T4"/>
          </table:table-cell>
        </table:table-row>
      </table:table>
      <text:p text:style-name="P2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4-19T08:01:49.692000000</dc:date>
    <meta:editing-duration>PT6M47S</meta:editing-duration>
    <meta:editing-cycles>1</meta:editing-cycles>
    <meta:document-statistic meta:table-count="1" meta:image-count="0" meta:object-count="0" meta:page-count="5" meta:paragraph-count="589" meta:word-count="1226" meta:character-count="7254" meta:non-whitespace-character-count="6610"/>
  </office:meta>
</office:document-meta>
</file>